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MASCO MAYTA, NOLERIA</text:span></text:p>
      <text:p text:style-name="P3"><text:span text:style-name="T6">CANT. TOTAL DE CAJAS: 2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F. ROJO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GALLINAS BB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QP</text:span></text:p>
      <text:p text:style-name="P6"/>
      <text:p text:style-name="P6">Recojo: <text:span text:style-name="T3">MASCO MAYTA, NOLER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5:15:16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